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osine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0.58050473889449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5910908285985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6155473686169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624143022364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5901268736431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6088251119314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5906438122423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5689042290634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549376087707468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2:Sheet1.A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15:46:24.657404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5:24:58.236021619</meta:creation-date>
    <dc:date>2018-08-22T15:46:31.763908790</dc:date>
    <meta:editing-duration>PT1H55M11S</meta:editing-duration>
    <meta:editing-cycles>9</meta:editing-cycles>
    <meta:generator>LibreOffice/5.1.6.2$Linux_X86_64 LibreOffice_project/10m0$Build-2</meta:generator>
    <meta:document-statistic meta:table-count="1" meta:cell-count="30" meta:object-count="0"/>
  </office:meta>
</office:document-meta>
</file>